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383cm" fo:margin-left="-0.191cm" fo:margin-top="0cm" fo:margin-bottom="0cm" table:align="left" fo:background-color="#c0c0c0" style:writing-mode="lr-tb">
        <style:background-image/>
      </style:table-properties>
    </style:style>
    <style:style style:name="Tabelle1.A" style:family="table-column">
      <style:table-column-properties style:column-width="3.773cm"/>
    </style:style>
    <style:style style:name="Tabelle1.B" style:family="table-column">
      <style:table-column-properties style:column-width="4.417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le1.A2" style:family="table-cell">
      <style:table-cell-properties fo:background-color="#ffffff" fo:padding-left="0.191cm" fo:padding-right="0.191cm" fo:padding-top="0cm" fo:padding-bottom="0cm" fo:border-left="0.035cm solid #000001" fo:border-right="none" fo:border-top="none" fo:border-bottom="0.035cm solid #000001">
        <style:background-image/>
      </style:table-cell-properties>
    </style:style>
    <style:style style:name="Tabelle1.B2" style:family="table-cell">
      <style:table-cell-properties fo:background-color="#ffffff" fo:padding-left="0.191cm" fo:padding-right="0.191cm" fo:padding-top="0cm" fo:padding-bottom="0cm" fo:border-left="0.026cm solid #000001" fo:border-right="0.035cm solid #000001" fo:border-top="0.026cm solid #000001" fo:border-bottom="0.035cm solid #000001">
        <style:background-image/>
      </style:table-cell-properties>
    </style:style>
    <style:style style:name="Tabelle2" style:family="table">
      <style:table-properties style:width="16.249cm" fo:margin-left="-0.191cm" fo:margin-top="0cm" fo:margin-bottom="0cm" table:align="left" fo:background-color="#c0c0c0" style:writing-mode="lr-tb">
        <style:background-image/>
      </style:table-properties>
    </style:style>
    <style:style style:name="Tabelle2.A" style:family="table-column">
      <style:table-column-properties style:column-width="3.249cm"/>
    </style:style>
    <style:style style:name="Tabelle2.B" style:family="table-column">
      <style:table-column-properties style:column-width="3.246cm"/>
    </style:style>
    <style:style style:name="Tabelle2.E" style:family="table-column">
      <style:table-column-properties style:column-width="3.256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ffffff" fo:padding-left="0.191cm" fo:padding-right="0.191cm" fo:padding-top="0cm" fo:padding-bottom="0cm" fo:border-left="0.035cm solid #000001" fo:border-right="none" fo:border-top="0.035cm solid #000001" fo:border-bottom="0.035cm solid #000001">
        <style:background-image/>
      </style:table-cell-properties>
    </style:style>
    <style:style style:name="Tabelle2.B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le2.A2" style:family="table-cell">
      <style:table-cell-properties fo:background-color="#ffffff" fo:padding-left="0.191cm" fo:padding-right="0.191cm" fo:padding-top="0cm" fo:padding-bottom="0cm" fo:border-left="0.035cm solid #000001" fo:border-right="none" fo:border-top="none" fo:border-bottom="0.035cm solid #000001">
        <style:background-image/>
      </style:table-cell-properties>
    </style:style>
    <style:style style:name="Tabelle2.B2" style:family="table-cell">
      <style:table-cell-properties fo:background-color="#ffffff" fo:padding-left="0.191cm" fo:padding-right="0.191cm" fo:padding-top="0cm" fo:padding-bottom="0cm" fo:border-left="0.026cm solid #000001" fo:border-right="0.026cm solid #000001" fo:border-top="0.026cm solid #000001" fo:border-bottom="0.035cm solid #000001">
        <style:background-image/>
      </style:table-cell-properties>
    </style:style>
    <style:style style:name="Tabelle2.E2" style:family="table-cell">
      <style:table-cell-properties fo:background-color="#ffffff" fo:padding-left="0.191cm" fo:padding-right="0.191cm" fo:padding-top="0cm" fo:padding-bottom="0cm" fo:border-left="0.026cm solid #000001" fo:border-right="0.035cm solid #000001" fo:border-top="0.026cm solid #000001" fo:border-bottom="0.035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>
        <style:tab-stops>
          <style:tab-stop style:position="2.501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/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 fo:text-align="end" style:justify-single-word="false"/>
      <style:text-properties fo:color="#000000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fo:color="#000000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Cambria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Cambria" fo:language="de" fo:country="DE" style:font-name-complex="F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mbria" fo:language="de" fo:country="DE" style:font-name-complex="F"/>
    </style:style>
    <style:style style:name="P12" style:family="paragraph" style:parent-style-name="Standard">
      <style:paragraph-properties fo:margin-top="0cm" fo:margin-bottom="0cm" fo:line-height="100%" fo:text-align="center" style:justify-single-word="false" fo:keep-with-next="always"/>
      <style:text-properties fo:color="#000000"/>
    </style:style>
    <style:style style:name="P13" style:family="paragraph" style:parent-style-name="Standard">
      <style:paragraph-properties fo:margin-left="1.251cm" fo:margin-right="0cm" fo:text-indent="-1.251cm" style:auto-text-indent="false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caption">
      <style:paragraph-properties fo:text-align="center" style:justify-single-word="false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font-name-complex="Calibri1"/>
    </style:style>
    <style:style style:name="T3" style:family="text">
      <style:text-properties fo:language="de" fo:country="DE" fo:font-style="normal" style:font-style-asian="normal"/>
    </style:style>
    <style:style style:name="T4" style:family="text">
      <style:text-properties style:font-name="Cambria" fo:font-size="16pt" fo:language="de" fo:country="DE" style:letter-kerning="true" style:font-size-asian="16pt" style:font-name-complex="F" style:font-size-complex="16pt" style:font-weight-complex="bold"/>
    </style:style>
    <style:style style:name="T5" style:family="text">
      <style:text-properties style:font-name="Calibri" fo:language="de" fo:country="DE" style:font-name-complex="Calibri1"/>
    </style:style>
    <style:style style:name="T6" style:family="text">
      <style:text-properties fo:color="#00000a" fo:font-size="12pt" style:font-size-asian="12pt" style:font-size-complex="12pt"/>
    </style:style>
    <style:style style:name="T7" style:family="text">
      <style:text-properties fo:color="#00000a" fo:font-size="12pt" fo:language="de" fo:country="DE" fo:font-style="italic" style:font-size-asian="12pt" style:font-style-asian="italic" style:font-size-complex="12pt"/>
    </style:style>
    <style:style style:name="T8" style:family="text">
      <style:text-properties fo:font-style="normal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Pflichtenheft</text:span></text:h>
      <text:p text:style-name="P1"><text:span text:style-name="T4">ElferRaus</text:span></text:p>
      <text:p text:style-name="P1"><text:span text:style-name="T4">P23</text:span></text:p>
      <text:p text:style-name="P1"><text:span text:style-name="T4">08.05.2015</text:span></text:p>
      <text:list xml:id="list6160447879835701679" text:style-name="Outline">
        <text:list-item>
          <text:h text:style-name="Heading_20_1" text:outline-level="1"><text:span text:style-name="T1">Management- und Dokumentationsattribute</text:span></text:h>
        </text:list-item>
      </text:list>
      <text:p text:style-name="P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5"><text:span text:style-name="T5">Dokumentationsattribute</text:span>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4"><text:span text:style-name="T5">Autor</text:span></text:p>
          </table:table-cell>
          <table:table-cell table:style-name="Tabelle1.B2" office:value-type="string">
            <text:p text:style-name="P7"><text:span text:style-name="T5">Adrian Schmidt, Lara Sievers, Fabian Schneider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5">Eindeutige Teamnummer</text:span></text:p>
          </table:table-cell>
          <table:table-cell table:style-name="Tabelle1.A1" office:value-type="string">
            <text:p text:style-name="P9"><text:span text:style-name="T2">P23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5">Quelle</text:span></text:p>
          </table:table-cell>
          <table:table-cell table:style-name="Tabelle1.B2" office:value-type="string">
            <text:p text:style-name="P10"/>
          </table:table-cell>
        </table:table-row>
        <table:table-row table:style-name="Tabelle1.1">
          <table:table-cell table:style-name="Tabelle1.A2" office:value-type="string">
            <text:p text:style-name="P4"><text:span text:style-name="T5">Version</text:span></text:p>
          </table:table-cell>
          <table:table-cell table:style-name="Tabelle1.A1" office:value-type="string">
            <text:p text:style-name="P7"><text:span text:style-name="T5">0.3</text:span></text:p>
          </table:table-cell>
        </table:table-row>
        <table:table-row table:style-name="Tabelle1.1">
          <table:table-cell table:style-name="Tabelle1.A2" office:value-type="string">
            <text:p text:style-name="P4"><text:span text:style-name="T5">Bearbeitungsstatus</text:span></text:p>
          </table:table-cell>
          <table:table-cell table:style-name="Tabelle1.B2" office:value-type="string">
            <text:p text:style-name="P7"><text:span text:style-name="T5">ongoing</text:span></text:p>
          </table:table-cell>
        </table:table-row>
      </table:table>
      <text:p text:style-name="P2"/>
      <text:list xml:id="list35439430" text:continue-numbering="true" text:style-name="Outline">
        <text:list-item>
          <text:h text:style-name="Heading_20_1" text:outline-level="1"><text:span text:style-name="T1">Visionen und Ziele</text:span></text:h>
        </text:list-item>
      </text:list>
      <text:p text:style-name="Standard"><text:span text:style-name="T1">/PV10/ Digitalisierung des Spiels als taktisches Kartenspiel</text:span></text:p>
      <text:p text:style-name="P2"/>
      <text:p text:style-name="Standard"><text:span text:style-name="T1">/PZ10/ Der Gegner soll eine K.I. sein.</text:span></text:p>
      <text:p text:style-name="Standard"><text:span text:style-name="T1">/PZ20/ Das Spiel soll auf der TUI laufen.</text:span></text:p>
      <text:list xml:id="list35429374" text:continue-numbering="true" text:style-name="Outline">
        <text:list-item>
          <text:h text:style-name="Heading_20_1" text:outline-level="1"><text:span text:style-name="T1">Rahmenbedingungen</text:span></text:h>
        </text:list-item>
      </text:list>
      <text:p text:style-name="Standard">/PR10/ Das Spiel soll auf einem Computer unabhängig vom Betriebssystem laufen.</text:p>
      <text:p text:style-name="Standard">/PR20/ Die Entwicklungsumgebung soll Eclipse sein.</text:p>
      <text:p text:style-name="Standard">/PR30/ Als Programmiersprache soll Java verwendet werden.</text:p>
      <text:p text:style-name="Standard">/PR40/ Das digitale Kartenspiel soll von Laien bedienbar sein.</text:p>
      <text:p text:style-name="Standard">/PR50/ Das Spiel soll für 1-2 Runden geeignet sein.</text:p>
      <text:p text:style-name="Standard">/PR60/ Das Programm soll als jar-Datei gepackt und ausführbar sein.</text:p>
      <text:p text:style-name="Standard">/PR70/ Das Spiel soll für Leute der Altersgruppe von 8 – 60 geeignet sein.</text:p>
      <text:p text:style-name="Standard">/PR80/ Höfliche Anredeform.</text:p>
      <text:p text:style-name="Standard">/PR90/ In dem Spiel dürfen keine gewalttätigen, rassistischen oder pornografischen Inhalte dargestellt werden.</text:p>
      <text:list xml:id="list35449293" text:continue-numbering="true" text:style-name="Outline">
        <text:list-item>
          <text:h text:style-name="Heading_20_1" text:outline-level="1"><text:span text:style-name="T1">Kontext und Überblick</text:span></text:h>
        </text:list-item>
      </text:list>
      <text:p text:style-name="Standard">/PK10/ Das Programm soll von allen zugänglich und benutzbar sein.</text:p>
      <text:p text:style-name="Standard">/PK20/ Zum Spielen wird eine herkömmliche Computermaus oder ein vergleichbares Zeigegerät und eine Tastatur oder ein vergeichbares Eingabegerät benötigt.</text:p>
      <text:p text:style-name="Standard">/PK30/ Das Spiel soll auf einem Computer unabhängig vom Betriebssystem laufen.</text:p>
      <text:p text:style-name="Standard">/PK40/ Das Spiel wird in einer IDE (Eclipse) entwickelt.</text:p>
      <text:list xml:id="list35438074" text:continue-numbering="true" text:style-name="Outline">
        <text:list-item>
          <text:h text:style-name="Heading_20_1" text:outline-level="1"><text:span text:style-name="T1">Funktionale Anforderungen</text:span></text:h>
        </text:list-item>
      </text:list>
      <text:p text:style-name="Standard">/PF10/ Muss eine K.I. mit zufälligem Schwierigkeitsgrad enthalten.</text:p>
      <text:p text:style-name="Standard"><text:soft-page-break/>/PF20/ Kann einstellbare Schwierigkeitsgrade haben (Leicht, Mittel, Schwer).</text:p>
      <text:p text:style-name="Standard">/PF30/ Kann einen Multiplayermodus haben für insgesamt maximal 4 Spieler.</text:p>
      <text:p text:style-name="Standard">/PF40/ Kann mehrere K.I.-Gegner gleichzeitig haben (maximal 3).</text:p>
      <text:p text:style-name="Standard">/PF50/ Muss mit der Maus und Tastatur bedienbar sein.</text:p>
      <text:p text:style-name="Standard">/PF60/ Muss den Gewinner ausgeben.</text:p>
      <text:p text:style-name="Standard">/PF70/ Muss die Karten des aktiven Spielers (ausgenommen K.I.) anzeigen.</text:p>
      <text:p text:style-name="Standard">/PF80/ Muss die Karten der K.I. immer verbergen.</text:p>
      <text:p text:style-name="Standard">/PF90/ Muss die Anzahl der Karten auf der Hand darstellen.</text:p>
      <text:p text:style-name="Standard">/PF100/ Muss die Karten auf dem Spielfeld darstellen.</text:p>
      <text:p text:style-name="Standard">/PF110/ Soll den Stapel mit den verbleibenden Karten darstellen.</text:p>
      <text:p text:style-name="Standard">/PF120/ Muss zwischen vier Farben unterscheiden können (Rot, Gelb, Grün, Blau).</text:p>
      <text:p text:style-name="Standard">/PF130/ Muss pro Farbe je eine Karte der Zahlen 1 bis 20 beinhalten.</text:p>
      <text:p text:style-name="Standard">/PF140/ Muss zwischen den Spielphasen unterscheiden, sodass der Gegner nicht in den Zug des aktiven Spielers eingreifen kann.</text:p>
      <text:p text:style-name="Standard">/PF150/ Das Spiel kann ein Hilfedokument zur Verfügung stellen.</text:p>
      <text:p text:style-name="Standard">/PF160/ Kann eine GUI haben.</text:p>
      <text:list xml:id="list35453018" text:continue-numbering="true" text:style-name="Outline">
        <text:list-item>
          <text:h text:style-name="Heading_20_1" text:outline-level="1"><text:span text:style-name="T1">Qualitätsanforderungen</text:span></text:h>
        </text:list-item>
      </text:list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2"/>
        <table:table-column table:style-name="Tabelle2.E"/>
        <table:table-row table:style-name="Tabelle2.1">
          <table:table-cell table:style-name="Tabelle2.A1" office:value-type="string">
            <text:p text:style-name="P6"><text:span text:style-name="T5">Systemqualität</text:span></text:p>
          </table:table-cell>
          <table:table-cell table:style-name="Tabelle2.B1" office:value-type="string">
            <text:p text:style-name="P5"><text:span text:style-name="T5">Sehr gut</text:span></text:p>
          </table:table-cell>
          <table:table-cell table:style-name="Tabelle2.B1" office:value-type="string">
            <text:p text:style-name="P5"><text:span text:style-name="T5">Gut</text:span></text:p>
          </table:table-cell>
          <table:table-cell table:style-name="Tabelle2.B1" office:value-type="string">
            <text:p text:style-name="P5"><text:span text:style-name="T5">Normal</text:span></text:p>
          </table:table-cell>
          <table:table-cell table:style-name="Tabelle2.B1" office:value-type="string">
            <text:p text:style-name="P5"><text:span text:style-name="T5">Nicht relevant</text:span></text:p>
          </table:table-cell>
        </table:table-row>
        <table:table-row table:style-name="Tabelle2.1">
          <table:table-cell table:style-name="Tabelle2.A2" office:value-type="string">
            <text:p text:style-name="P4"><text:span text:style-name="T5">Funktionalität</text:span></text:p>
          </table:table-cell>
          <table:table-cell table:style-name="Tabelle2.B2" office:value-type="string">
            <text:p text:style-name="P11"/>
          </table:table-cell>
          <table:table-cell table:style-name="Tabelle2.B2" office:value-type="string">
            <text:p text:style-name="P8"><text:span text:style-name="T5">X</text:span></text:p>
          </table:table-cell>
          <table:table-cell table:style-name="Tabelle2.B2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 table:style-name="Tabelle2.1">
          <table:table-cell table:style-name="Tabelle2.A2" office:value-type="string">
            <text:p text:style-name="P4"><text:span text:style-name="T5">Zuverlässigkeit</text:span></text:p>
          </table:table-cell>
          <table:table-cell table:style-name="Tabelle2.B1" office:value-type="string">
            <text:p text:style-name="P11"/>
          </table:table-cell>
          <table:table-cell table:style-name="Tabelle2.B1" office:value-type="string">
            <text:p text:style-name="P8"><text:span text:style-name="T5">X</text:span></text:p>
          </table:table-cell>
          <table:table-cell table:style-name="Tabelle2.B1" office:value-type="string">
            <text:p text:style-name="P11"/>
          </table:table-cell>
          <table:table-cell table:style-name="Tabelle2.B1" office:value-type="string">
            <text:p text:style-name="P11"/>
          </table:table-cell>
        </table:table-row>
        <table:table-row table:style-name="Tabelle2.1">
          <table:table-cell table:style-name="Tabelle2.A2" office:value-type="string">
            <text:p text:style-name="P4"><text:span text:style-name="T5">Benutzbarkeit</text:span></text:p>
          </table:table-cell>
          <table:table-cell table:style-name="Tabelle2.B2" office:value-type="string">
            <text:p text:style-name="P11"/>
          </table:table-cell>
          <table:table-cell table:style-name="Tabelle2.B2" office:value-type="string">
            <text:p text:style-name="P8"><text:span text:style-name="T5">X</text:span></text:p>
          </table:table-cell>
          <table:table-cell table:style-name="Tabelle2.B2" office:value-type="string">
            <text:p text:style-name="P11"/>
          </table:table-cell>
          <table:table-cell table:style-name="Tabelle2.E2" office:value-type="string">
            <text:p text:style-name="P11"/>
          </table:table-cell>
        </table:table-row>
        <table:table-row table:style-name="Tabelle2.1">
          <table:table-cell table:style-name="Tabelle2.A2" office:value-type="string">
            <text:p text:style-name="P4"><text:span text:style-name="T5">Effizienz</text:span></text:p>
          </table:table-cell>
          <table:table-cell table:style-name="Tabelle2.B1" office:value-type="string">
            <text:p text:style-name="P11"/>
          </table:table-cell>
          <table:table-cell table:style-name="Tabelle2.B1" office:value-type="string">
            <text:p text:style-name="P11"/>
          </table:table-cell>
          <table:table-cell table:style-name="Tabelle2.B1" office:value-type="string">
            <text:p text:style-name="P8"><text:span text:style-name="T5">X</text:span></text:p>
          </table:table-cell>
          <table:table-cell table:style-name="Tabelle2.B1" office:value-type="string">
            <text:p text:style-name="P11"/>
          </table:table-cell>
        </table:table-row>
        <table:table-row table:style-name="Tabelle2.1">
          <table:table-cell table:style-name="Tabelle2.A2" office:value-type="string">
            <text:p text:style-name="P4"><text:span text:style-name="T5">Wartbarkeit</text:span></text:p>
          </table:table-cell>
          <table:table-cell table:style-name="Tabelle2.B2" office:value-type="string">
            <text:p text:style-name="P11"/>
          </table:table-cell>
          <table:table-cell table:style-name="Tabelle2.B2" office:value-type="string">
            <text:p text:style-name="P11"/>
          </table:table-cell>
          <table:table-cell table:style-name="Tabelle2.B2" office:value-type="string">
            <text:p text:style-name="P8"><text:span text:style-name="T5">X</text:span></text:p>
          </table:table-cell>
          <table:table-cell table:style-name="Tabelle2.E2" office:value-type="string">
            <text:p text:style-name="P11"/>
          </table:table-cell>
        </table:table-row>
        <table:table-row table:style-name="Tabelle2.1">
          <table:table-cell table:style-name="Tabelle2.A2" office:value-type="string">
            <text:p text:style-name="P4"><text:span text:style-name="T5">Portabilität</text:span></text:p>
          </table:table-cell>
          <table:table-cell table:style-name="Tabelle2.B1" office:value-type="string">
            <text:p text:style-name="P11"/>
          </table:table-cell>
          <table:table-cell table:style-name="Tabelle2.B1" office:value-type="string">
            <text:p text:style-name="P11"/>
          </table:table-cell>
          <table:table-cell table:style-name="Tabelle2.B1" office:value-type="string">
            <text:p text:style-name="P11"/>
          </table:table-cell>
          <table:table-cell table:style-name="Tabelle2.B1" office:value-type="string">
            <text:p text:style-name="P12"><text:span text:style-name="T5">X</text:span></text:p>
          </table:table-cell>
        </table:table-row>
      </table:table>
      <text:p text:style-name="P15"><text:bookmark-start text:name="_Ref321809816"/><text:span text:style-name="T6">Tabelle </text:span><text:sequence text:ref-name="refTable0" text:name="Table" text:formula="ooow:Table+1">1</text:sequence><text:bookmark-end text:name="_Ref321809816"/><text:span text:style-name="T6">: Qualitätsanforderungen</text:span></text:p>
      <text:list xml:id="list35427703" text:continue-numbering="true" text:style-name="Outline">
        <text:list-item>
          <text:h text:style-name="Heading_20_1" text:outline-level="1"><text:span text:style-name="T1">Abnahmekriterien</text:span></text:h>
        </text:list-item>
      </text:list>
      <text:p text:style-name="Standard"><text:span text:style-name="T1">Das Programm startet und erstellt ein Set aus 20 Karten pro Farbe, bei vier Farben.</text:span></text:p>
      <text:p text:style-name="Standard"><text:span text:style-name="T1">Die Karten werden gemischt.</text:span></text:p>
      <text:p text:style-name="Standard"><text:span text:style-name="T1">Jeder Spieler erhält 11 Karten.</text:span></text:p>
      <text:p text:style-name="Standard"><text:span text:style-name="T1">Eine Karte kann nur auf einen Stapel der gleichen Farbe gelegt werden.</text:span></text:p>
      <text:p text:style-name="Standard"><text:span text:style-name="T1">Karten gleicher Farbe können nur Karten auf einen Stapel gelegt werden wo vorher eine Karte um 1 kleiner der zu legenden Karte lag bei Zahlen größer 11.</text:span></text:p>
      <text:p text:style-name="Standard"><text:span text:style-name="T1">Karten gleicher Farbe können nur Karten auf einen Stapel gelegt werden wo vorher eine Karte um 1 größer der zu legenden Karte lag bei Zahlen kleiner 11.</text:span></text:p>
      <text:p text:style-name="Standard"><text:span text:style-name="T1">Bei gelegten finalen Karten (1 oder 20) können keine weiteren Karten gelegt werden.</text:span></text:p>
      <text:p text:style-name="Standard"><text:span text:style-name="T1">Sobald eine 11 vom Stapel gezogen wird muss diese gelegt werden.</text:span></text:p>
      <text:p text:style-name="Standard"><text:span text:style-name="T1">Sofern beim Ziehen der jeweils ersten Karte pro Durchgang vom Stapel keine 11 gezogen wird, müssen zwei Karten nachgezogen werden.</text:span></text:p>
      <text:p text:style-name="Standard"><text:span text:style-name="T1">Karten mit einer 11 die beim Nachziehen (zwei Karten ziehen) gezogen werden, können erst in der nächsten Runde gelegt werden.</text:span></text:p>
      <text:p text:style-name="Standard"><text:span text:style-name="T1">Der Wert der Karte im System stimmt mit dem angezeigten Wert überein.</text:span></text:p>
      <text:p text:style-name="Standard"><text:span text:style-name="T1">Die Karten des Gegners sind nicht einsehbar.</text:span></text:p>
      <text:list xml:id="list35440300" text:continue-numbering="true" text:style-name="Outline">
        <text:list-item>
          <text:h text:style-name="Heading_20_1" text:outline-level="1"><text:soft-page-break/><text:span text:style-name="T1">Subsystemstruktur (optional)</text:span></text:h>
        </text:list-item>
        <text:list-item>
          <text:h text:style-name="Heading_20_1" text:outline-level="1"><text:span text:style-name="T1">Glossar</text:span></text:h>
        </text:list-item>
      </text:list>
      <text:p text:style-name="P3"><text:span text:style-name="T1">Eclipse<text:tab/></text:span><text:span text:style-name="T2">↗IDE auf der Basis von Java</text:span></text:p>
      <text:p text:style-name="P3"><text:span text:style-name="T2">IDE<text:tab/>Integrated Development Environment = Entwicklungsumgebung zum Programmieren von Software.</text:span></text:p>
      <text:list xml:id="list35426803" text:continue-numbering="true" text:style-name="Outline">
        <text:list-item>
          <text:h text:style-name="Heading_20_1" text:outline-level="1"><text:span text:style-name="T1">Literatur</text:span></text:h>
          <text:list>
            <text:list-item>
              <text:h text:style-name="Heading_20_2" text:outline-level="2"><text:span text:style-name="T3">Hinweis zu dieser Vorlage</text:span></text:h>
            </text:list-item>
          </text:list>
        </text:list-item>
      </text:list>
      <text:p text:style-name="Standard"><text:span text:style-name="T1">Die Vorlage für dieses Pflichtenheft wurde Balzert (2009), S. 492 ff. entnommen.</text:span></text:p>
      <text:p text:style-name="Formatvorlage1"><text:span text:style-name="T8">Literaturliste</text:span></text:p>
      <text:p text:style-name="P13"><text:span text:style-name="T1">Balzert, Helmut (2009). Lehrbuch der Softwaretechnik: Basiskonzepte und Requirements Engineering. 3. Auflage. Heidelberg: Spektrum, Seite 492 ff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imes New Roman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name-complex="F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mbria" fo:font-size="14pt" fo:font-style="italic" style:font-size-asian="14pt" style:font-style-asian="italic" style:font-name-complex="F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aption" style:family="paragraph" style:parent-style-name="Standard" style:default-outline-level="" style:list-style-name="">
      <style:paragraph-properties fo:margin-top="0cm" fo:margin-bottom="0.353cm"/>
      <style:text-properties fo:color="#4f81bd" fo:font-size="9pt" fo:font-weight="bold" style:font-size-asian="9pt" style:font-weight-asian="bold" style:font-size-complex="9pt" style:font-weight-complex="bold"/>
    </style:style>
    <style:style style:name="Formatvorlage1" style:family="paragraph" style:parent-style-name="Heading_20_2" style:default-outline-level="" style:list-style-name="">
      <style:text-properties fo:language="de" fo:country="DE"/>
    </style:style>
    <style:style style:name="Default_20_Paragraph_20_Font" style:display-name="Default Paragraph Font" style:family="text"/>
    <style:style style:name="Titel_20_Zeichen" style:display-name="Titel Zeichen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Sprechblasentext_20_Zeichen" style:display-name="Sprechblasentext Zeiche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1_20_Zeichen" style:display-name="Überschrift 1 Zeichen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Überschrift_20_3_20_Zeichen" style:display-name="Überschrift 3 Zeichen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Überschrift_20_4_20_Zeichen" style:display-name="Überschrift 4 Zeichen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Überschrift_20_5_20_Zeichen" style:display-name="Überschrift 5 Zeichen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6_20_Zeichen" style:display-name="Überschrift 6 Zeichen" style:family="text" style:parent-style-name="Default_20_Paragraph_20_Font">
      <style:text-properties fo:font-weight="bold" style:font-weight-asian="bold" style:font-weight-complex="bold"/>
    </style:style>
    <style:style style:name="Überschrift_20_7_20_Zeichen" style:display-name="Überschrift 7 Zeichen" style:family="text" style:parent-style-name="Default_20_Paragraph_20_Font">
      <style:text-properties fo:font-size="12pt" style:font-size-asian="12pt" style:font-size-complex="12pt"/>
    </style:style>
    <style:style style:name="Überschrift_20_8_20_Zeichen" style:display-name="Überschrift 8 Zeichen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Überschrift_20_9_20_Zeichen" style:display-name="Überschrift 9 Zeichen" style:family="text" style:parent-style-name="Default_20_Paragraph_20_Font">
      <style:text-properties style:font-name="Cambria" style:font-name-complex="F"/>
    </style:style>
    <style:style style:name="Untertitel_20_Zeichen" style:display-name="Untertitel Zeichen" style:family="text" style:parent-style-name="Default_20_Paragraph_20_Font">
      <style:text-properties style:font-name="Cambria" fo:font-size="12pt" style:font-size-asian="12pt" style:font-name-complex="F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Anführungszeichen_20_Zeichen" style:display-name="Anführungszeichen Zeichen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ives_20_Anführungszeichen_20_Zeichen" style:display-name="Intensives Anführungszeichen Zeichen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name-complex="F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Informatik II-Projekt<text:tab/><text:tab/>Sommersemester 2015</text:span></text:p>
      </style:header>
      <style:header-left>
        <text:p text:style-name="Header"/>
      </style:header-left>
      <style:footer>
        <text:p text:style-name="Footer"><text:span text:style-name="MT1">P23</text:span><text:bookmark text:name="_GoBack"/><text:span text:style-name="MT1"><text:tab/><text:tab/></text:span><text:page-number text:select-page="current">3</text:page-number></text:p>
      </style:footer>
      <style:footer-left>
        <text:p text:style-name="Footer"><text:span text:style-name="MT1">P23</text:span><text:bookmark text:name="_GoBack1"/><text:span text:style-name="MT1"><text:tab/><text:tab/></text:span><text:page-number text:select-page="current">2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inführung in die Informatik 1 – WS 2011/12</dc:title>
    <meta:initial-creator>Karsten Lehn</meta:initial-creator>
    <dc:creator>Lara Sievers</dc:creator>
    <meta:editing-cycles>26</meta:editing-cycles>
    <meta:print-date>2011-10-01T14:52:00</meta:print-date>
    <meta:creation-date>2015-05-08T07:28:00</meta:creation-date>
    <dc:date>2015-06-01T15:27:09.44</dc:date>
    <meta:editing-duration>P0D</meta:editing-duration>
    <meta:generator>OpenOffice/4.1.1$Win32 OpenOffice.org_project/411m6$Build-9775</meta:generator>
    <meta:document-statistic meta:table-count="2" meta:image-count="0" meta:object-count="0" meta:page-count="3" meta:paragraph-count="95" meta:word-count="605" meta:character-count="411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